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8000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/>
    </style:style>
    <style:style style:name="T2" style:family="text">
      <style:text-properties fo:color="#008000"/>
    </style:style>
    <style:style style:name="T3" style:family="text">
      <style:text-properties fo:color="#000000"/>
    </style:style>
    <style:style style:name="T4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f crawl_web(seed,max_depth):</text:p>
      <text:p text:style-name="Standard"><text:bookmark text:name="line-1214"/><text:s text:c="3"/><text:tab/>tocrawl = [seed]</text:p>
      <text:p text:style-name="Standard"><text:bookmark text:name="line-1222"/><text:tab/>crawled = []</text:p>
      <text:p text:style-name="Standard"><text:tab/><text:span text:style-name="T1">#relative_distance=0</text:span></text:p>
      <text:p text:style-name="Standard"><text:bookmark text:name="line-1232"/><text:tab/>while tocrawl:</text:p>
      <text:p text:style-name="Standard"><text:bookmark text:name="line-1242"/><text:s text:c="8"/><text:tab/><text:tab/><office:annotation><dc:creator>Unknown Author</dc:creator><dc:date>2012-06-20T21:58:39.56</dc:date><text:p text:style-name="P4"><text:span text:style-name="T4">Note that this is effectively crawl_last – </text:span></text:p></office:annotation>page = tocrawl.pop()<office:annotation><dc:creator>Unknown Author</dc:creator><dc:date>2012-06-20T21:56:29.56</dc:date><text:p text:style-name="P4"><text:span text:style-name="T4">Could you use indexing to stipulate which page gets crawled next – page=tocrawl[1], for example</text:span></text:p></office:annotation></text:p>
      <text:p text:style-name="Standard"><text:bookmark text:name="line-1252"/><text:s text:c="8"/><text:tab/><text:tab/><text:span text:style-name="T1">#relative_distance=relative_distance+1</text:span><text:span text:style-name="T1"><office:annotation><dc:creator>Unknown Author</dc:creator><dc:date>2012-06-20T22:02:14.56</dc:date><text:p text:style-name="P4"><text:span text:style-name="T4">This counts the number of times crawl_last has occurred – the problem with this here is that once we go back for the remaining links from the earlier pages, this will keep increasing relative_distance, which will be problematic if we're using it to keep track of how far we are from the seed page</text:span></text:p></office:annotation></text:span></text:p>
      <text:p text:style-name="Standard"><text:tab/><text:tab/>if page not in crawled:</text:p>
      <text:p text:style-name="Standard"><text:bookmark text:name="line-1262"/><text:s text:c="12"/><text:tab/><text:tab/>union(tocrawl, get_all_links(get_page(page)))</text:p>
      <text:p text:style-name="Standard"><text:bookmark text:name="line-1272"/><text:s text:c="12"/><text:tab/><text:tab/>crawled.append(page)</text:p>
      <text:p text:style-name="Standard"><text:bookmark text:name="line-1282"/><text:s text:c="4"/><text:tab/>return crawled</text:p>
      <text:p text:style-name="Standard"/>
      <text:p text:style-name="Standard"><text:tab/>&gt; we need a mechanism for keeping track of where we are relative to the seed page</text:p>
      <text:p text:style-name="Standard"/>
      <text:p text:style-name="Standard">&gt;&gt;another thing you might be able to do – create depth, set initially to [], each time through “page <text:tab/>not in crawled,” add get_all_links(get_page(page)) as a list item:</text:p>
      <text:p text:style-name="Standard"><text:tab/><text:tab/>depth=[]</text:p>
      <text:p text:style-name="Standard"><text:tab/><text:tab/>seed page → gives three links = [1,2,3]</text:p>
      <text:p text:style-name="Standard"><text:tab/><text:tab/>somehow depth.append(link output) – maybe depth.append(<text:tab/><text:tab/><text:tab/><text:tab/><text:tab/><text:tab/>get_all_links(get_page(page)))</text:p>
      <text:p text:style-name="Standard"><text:tab/><text:tab/>depth=[[1,2,3]]</text:p>
      <text:p text:style-name="Standard"><text:tab/><text:tab/>crawl link 3 → gives three links = [4,5,6]</text:p>
      <text:p text:style-name="Standard"><text:tab/><text:tab/>somehow depth.append(link output)</text:p>
      <text:p text:style-name="Standard"><text:tab/><text:tab/>depth=[[1,2,3], [4,5,6]] . . . etc.</text:p>
      <text:p text:style-name="Standard"><text:tab/><text:tab/>when len(depth) = max_depth, stop crawling new pages and crawl only the <text:tab/><text:tab/><text:tab/><text:tab/>remaining links in tocrawl – i.e., if max_depth =2, stop crawling new pages at <text:s/><text:tab/><text:tab/><text:tab/>[[1,2,3], [4,5,6]] – at which time tocrawl=[1,2,4,5,6]</text:p>
      <text:p text:style-name="Standard"/>
      <text:p text:style-name="Standard">def crawl_web(seed,max_depth):</text:p>
      <text:p text:style-name="Standard"><text:bookmark text:name="line-12141"/><text:s text:c="3"/><text:tab/>tocrawl = [seed]</text:p>
      <text:p text:style-name="Standard"><text:bookmark text:name="line-12221"/><text:tab/>crawled = []</text:p>
      <text:p text:style-name="Standard"><text:tab/>depth=[]</text:p>
      <text:p text:style-name="Standard"><text:tab/>while tocrawl:</text:p>
      <text:p text:style-name="Standard"><text:bookmark text:name="line-12421"/><text:s text:c="8"/><text:tab/><text:tab/>page = tocrawl.pop()</text:p>
      <text:p text:style-name="Standard"><text:bookmark text:name="line-12521"/><text:s text:c="8"/><text:tab/><text:tab/>if page not in crawled:</text:p>
      <text:p text:style-name="Standard"><text:bookmark text:name="line-12621"/><text:s text:c="12"/><text:tab/><text:tab/>union(tocrawl, get_all_links(get_page(page)))</text:p>
      <text:p text:style-name="Standard"><text:bookmark text:name="line-12721"/><text:s text:c="12"/><text:tab/><text:tab/>crawled.append(page)</text:p>
      <text:p text:style-name="Standard"><text:tab/><text:tab/><text:tab/>depth.append(get_all_links(get_page(page)))</text:p>
      <text:p text:style-name="Standard"><text:bookmark text:name="line-12821"/><text:s text:c="4"/><text:tab/>return crawled, depth, len(depth)</text:p>
      <text:p text:style-name="Standard"><text:tab/></text:p>
      <text:p text:style-name="Standard">&gt;&gt; for print crawl_web("<text:a xlink:type="simple" xlink:href="http://www.udacity.com/cs101x/index.html">http://www.udacity.com/cs101x/index.html</text:a>",50), this returns:</text:p>
      <text:p text:style-name="Standard"/>
      <text:p text:style-name="Standard">(['http://www.udacity.com/cs101x/index.html', 'http://www.udacity.com/cs101x/flying.html', 'http://www.udacity.com/cs101x/walking.html', 'http://www.udacity.com/cs101x/crawling.html', 'http://www.udacity.com/cs101x/kicking.html']<office:annotation><dc:creator>Unknown Author</dc:creator><dc:date>2012-06-21T08:56:47.57</dc:date><text:p text:style-name="P4"><text:span text:style-name="T4">End list of URLs from crawl_web – this is all the URLs available from the seed, because the site is small</text:span></text:p></office:annotation>, </text:p>
      <text:p text:style-name="Standard"/>
      <text:p text:style-name="Standard"><office:annotation><dc:creator>Unknown Author</dc:creator><dc:date>2012-06-21T08:58:28.57</dc:date><text:p text:style-name="P4"><text:span text:style-name="T4">This is the content of depth – item 1 = links at depth 1, item [] = return from flying.html (no links on that page), item 3 = return from walking (index), item 4 = return from crawling (kicking), item 5 [] = return from kicking (no links on that page)</text:span></text:p></office:annotation>[['http://www.udacity.com/cs101x/crawling.html', 'http://www.udacity.com/cs101x/walking.html', 'http://www.udacity.com/cs101x/flying.html'], [], ['http://www.udacity.com/cs101x/index.html'], ['http://www.udacity.com/cs101x/kicking.html'], []], </text:p>
      <text:p text:style-name="Standard"/>
      <text:p text:style-name="Standard">5<office:annotation><dc:creator>Unknown Author</dc:creator><dc:date>2012-06-21T09:00:18.57</dc:date><text:p text:style-name="P4"><text:span text:style-name="T4">len(depth)</text:span></text:p></office:annotation>)</text:p>
      <text:p text:style-name="Standard"/>
      <text:p text:style-name="Standard"><text:soft-page-break/>&gt;&gt; clearly, this is not working at all as planned – let's try some rearrangement: </text:p>
      <text:p text:style-name="Standard"><text:tab/>def crawl_web(seed,max_depth):</text:p>
      <text:p text:style-name="Standard"><text:s text:c="3"/><text:tab/><text:tab/>tocrawl = [seed]</text:p>
      <text:p text:style-name="Standard"><text:s text:c="4"/><text:tab/><text:tab/>crawled = []</text:p>
      <text:p text:style-name="Standard"><text:s text:c="4"/><text:tab/><text:tab/>depth = [[seed]<office:annotation><dc:creator>Unknown Author</dc:creator><dc:date>2012-06-21T09:05:35.57</dc:date><text:p text:style-name="P4"><text:span text:style-name="T4">Note that previous incarnation of depth did not include depth 0 – i.e., just the seed page; this is an attempt to do that</text:span></text:p></office:annotation>]</text:p>
      <text:p text:style-name="Standard"><text:s text:c="4"/><text:tab/>while tocrawl:</text:p>
      <text:p text:style-name="Standard"><text:s text:c="7"/><text:tab/><text:tab/>page = tocrawl.pop()</text:p>
      <text:p text:style-name="Standard"><text:s text:c="8"/><text:tab/><text:tab/>depth.append(get_all_links(get_page(page)))</text:p>
      <text:p text:style-name="Standard"><text:s text:c="8"/><text:tab/><text:tab/>if page not in crawled:</text:p>
      <text:p text:style-name="Standard"><text:s text:c="11"/><text:tab/> <text:tab/><text:tab/>union(tocrawl, get_all_links(get_page(page)))</text:p>
      <text:p text:style-name="Standard"><text:s text:c="12"/><text:tab/><text:tab/>crawled.append(page)</text:p>
      <text:p text:style-name="Standard"><text:s text:c="12"/><text:tab/><text:tab/>depth.append(get_all_links(get_page(page)))</text:p>
      <text:p text:style-name="Standard"><text:s text:c="3"/><text:tab/> return crawled, depth, len(depth)</text:p>
      <text:p text:style-name="Standard"/>
      <text:p text:style-name="Standard">print crawl_web("<text:a xlink:type="simple" xlink:href="http://www.udacity.com/cs101x/index.html">http://www.udacity.com/cs101x/index.html</text:a>",50) → returns:</text:p>
      <text:p text:style-name="Standard">(['http://www.udacity.com/cs101x/index.html', 'http://www.udacity.com/cs101x/flying.html', 'http://www.udacity.com/cs101x/walking.html', 'http://www.udacity.com/cs101x/crawling.html', 'http://www.udacity.com/cs101x/kicking.html'],<office:annotation><dc:creator>Unknown Author</dc:creator><dc:date>2012-06-21T09:07:45.58</dc:date><text:p text:style-name="P4"><text:span text:style-name="T4">Crawled list of URLs</text:span></text:p></office:annotation> </text:p>
      <text:p text:style-name="Standard"/>
      <text:p text:style-name="Standard"><office:annotation><dc:creator>Unknown Author</dc:creator><dc:date>2012-06-21T09:08:00.58</dc:date><text:p text:style-name="P4"><text:span text:style-name="T4">Begin depth content</text:span></text:p></office:annotation>[['http://www.udacity.com/cs101x/index.html'],<office:annotation><dc:creator>Unknown Author</dc:creator><dc:date>2012-06-21T09:09:01.58</dc:date><text:p text:style-name="P4"><text:span text:style-name="T4">Seed – depth 0</text:span></text:p></office:annotation> </text:p>
      <text:p text:style-name="Standard">['http://www.udacity.com/cs101x/crawling.html', 'http://www.udacity.com/cs101x/walking.html', 'http://www.udacity.com/cs101x/flying.html']<office:annotation><dc:creator>Unknown Author</dc:creator><dc:date>2012-06-21T09:09:11.58</dc:date><text:p text:style-name="P4"><text:span text:style-name="T4">Links accessible in one step from seed page – depth 1</text:span></text:p></office:annotation>, </text:p>
      <text:p text:style-name="Standard"><office:annotation><dc:creator>Unknown Author</dc:creator><dc:date>2012-06-21T09:09:56.58</dc:date><text:p text:style-name="P4"><text:span text:style-name="T4">Now a problem is emerging with appending duplicates – BECAUSE THERE'S A DUPLICATE LINE IN THE CODE</text:span></text:p></office:annotation>['http://www.udacity.com/cs101x/crawling.html', 'http://www.udacity.com/cs101x/walking.html', 'http://www.udacity.com/cs101x/flying.html'], </text:p>
      <text:p text:style-name="Standard">[], </text:p>
      <text:p text:style-name="Standard">[], </text:p>
      <text:p text:style-name="Standard">['http://www.udacity.com/cs101x/index.html'], </text:p>
      <text:p text:style-name="Standard">['http://www.udacity.com/cs101x/index.html'], </text:p>
      <text:p text:style-name="Standard">['http://www.udacity.com/cs101x/crawling.html', 'http://www.udacity.com/cs101x/walking.html', 'http://www.udacity.com/cs101x/flying.html'], </text:p>
      <text:p text:style-name="Standard">['http://www.udacity.com/cs101x/kicking.html'], </text:p>
      <text:p text:style-name="Standard">['http://www.udacity.com/cs101x/kicking.html'], [], []], 12)</text:p>
      <text:p text:style-name="Standard"/>
      <text:p text:style-name="Standard">def get_all_links(page)<text:line-break/>    # some function that will return a list of all of the links on a supplied page<text:line-break/><text:line-break/>def crawl_web(seed, max_depth):<text:line-break/>    current_depth = 0<text:line-break/>    seed_list = [seed]<text:line-break/>    <text:line-break/>    def get_child_links(seed_list):<text:line-break/>       count_position = 0<text:line-break/>        while count_position &lt; len(seed_list):<text:line-break/>            child_links = get_all_links(seed_list[count_position]) <text:s/></text:p>
      <text:p text:style-name="Standard"><text:s text:c="12"/>count_position=count_position+1 <text:line-break/>            if current_depth &lt; max_depth:<text:line-break/>                get_child_links(child_links)<text:line-break/>        current_depth = current_depth + 1<text:line-break/>        <text:line-break/>    </text:p>
      <text:p text:style-name="P3">get_child_links(seed_list)<text:line-break/>    <text:line-break/><text:soft-page-break/>    # need to return some master list of child links </text:p>
      <text:p text:style-name="Standard">def crawl_web(seed,max_depth):</text:p>
      <text:p text:style-name="Standard"><text:tab/>crawled = []</text:p>
      <text:p text:style-name="Standard"><text:tab/>depth = 0</text:p>
      <text:p text:style-name="Standard"><text:tab/>def sub_crawl(url_list, depth):</text:p>
      <text:p text:style-name="Standard"><text:tab/><text:span text:style-name="T2"># url_list is seed</text:span></text:p>
      <text:p text:style-name="Standard"><text:tab/> <text:tab/>next_list_level = []</text:p>
      <text:p text:style-name="Standard"><text:tab/><text:tab/>while url_list:</text:p>
      <text:p text:style-name="Standard"><text:tab/><text:tab/><text:tab/><text:span text:style-name="T2">#this while loop will run through every URL passed in in url_list – every link <text:tab/><text:tab/><text:tab/>#at this level</text:span></text:p>
      <text:p text:style-name="Standard"><text:tab/><text:tab/><text:tab/>page = url_list.pop()</text:p>
      <text:p text:style-name="Standard"><text:tab/><text:tab/><text:tab/>if page not in crawled:</text:p>
      <text:p text:style-name="Standard"><text:tab/><text:tab/><text:tab/><text:tab/>union(next_list_level, get_all_links(get_page(page)))</text:p>
      <text:p text:style-name="Standard"><text:tab/><text:tab/><text:tab/><text:tab/><text:span text:style-name="T2">#this step populates next_list_level each time time the while loop runs</text:span></text:p>
      <text:p text:style-name="Standard"><text:tab/><text:tab/><text:tab/><text:tab/>crawled.append(page)</text:p>
      <text:p text:style-name="Standard"><text:tab/><text:tab/><text:tab/><text:tab/><text:span text:style-name="T2">#this step puts the URL of the page just crawled into the crawled list</text:span></text:p>
      <text:p text:style-name="Standard"><text:span text:style-name="T2"><text:tab/><text:tab/></text:span><text:span text:style-name="T3">depth = depth + 1</text:span></text:p>
      <text:p text:style-name="Standard"><text:span text:style-name="T3"><text:tab/><text:tab/></text:span><text:span text:style-name="T2">#once the while loop is completed for a given batch of URLs at a particular level, <text:tab/><text:tab/>#increase depth by one</text:span></text:p>
      <text:p text:style-name="Standard"><text:tab/> <text:tab/>if depth &lt; max_depth:</text:p>
      <text:p text:style-name="Standard"><text:tab/><text:tab/><text:tab/>sub_crawl(next_list_level, depth)</text:p>
      <text:p text:style-name="Standard"><text:tab/><text:tab/><text:tab/><text:span text:style-name="T2">#if max_depth is not yet reached, go ahead and crawl the next level that just <text:tab/><text:tab/><text:tab/>#populated above</text:span></text:p>
      <text:p text:style-name="Standard"><text:tab/>sub_crawl([seed], depth)</text:p>
      <text:p text:style-name="Standard"><text:tab/>return crawled</text:p>
      <text:p text:style-name="P1">#tocrawl is gone now – next_list_level is an incremental version of tocrawl now</text:p>
      <text:p text:style-name="P1"/>
      <text:p text:style-name="P1"/>
      <text:p text:style-name="P2">Answer</text:p>
      <text:p text:style-name="Standard">def crawl_web(seed, max_depth):</text:p>
      <text:p text:style-name="Standard"><text:tab/>tocrawl = [seed]</text:p>
      <text:p text:style-name="Standard"><text:tab/>crawled = []</text:p>
      <text:p text:style-name="Standard"><text:tab/>next_depth = []</text:p>
      <text:p text:style-name="Standard"><text:tab/>depth = 0</text:p>
      <text:p text:style-name="Standard"/>
      <text:p text:style-name="Standard"><text:tab/>while tocrawl and depth &lt;= max_depth:</text:p>
      <text:p text:style-name="Standard"><text:tab/><text:tab/>page = tocrawl.pop()</text:p>
      <text:p text:style-name="Standard"><text:tab/><text:tab/>if page not in crawled:</text:p>
      <text:p text:style-name="Standard"><text:tab/><text:tab/><text:tab/>union(next_depth, get_all_links(get_page(page)))</text:p>
      <text:p text:style-name="Standard"><text:tab/><text:tab/><text:tab/>crawled.append.(page)</text:p>
      <text:p text:style-name="Standard"><text:tab/><text:tab/>if not tocrawl:</text:p>
      <text:p text:style-name="Standard"><text:tab/><text:tab/><text:tab/>tocrawl, next_depth = next_depth, []</text:p>
      <text:p text:style-name="Standard"><text:tab/><text:tab/><text:tab/>depth = depth + 1</text:p>
      <text:p text:style-name="Standard"><text:tab/>return crawled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21T13:38:08.15</meta:creation-date>
    <meta:generator>OpenOffice.org/3.3$Win32 OpenOffice.org_project/330m20$Build-9567</meta:generator>
    <dc:date>2012-06-21T23:03:19.07</dc:date>
    <meta:editing-duration>PT8H31M19S</meta:editing-duration>
    <meta:editing-cycles>12</meta:editing-cycles>
    <meta:document-statistic meta:table-count="0" meta:image-count="0" meta:object-count="0" meta:page-count="3" meta:paragraph-count="102" meta:word-count="511" meta:character-count="5346"/>
  </office:meta>
</office:document-meta>
</file>